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Ubuntu1" fo:font-size="11pt" officeooo:rsid="0018ec89" officeooo:paragraph-rsid="0018ec89" style:font-size-asian="11pt" style:font-size-complex="11pt"/>
    </style:style>
    <style:style style:name="P2" style:family="paragraph" style:parent-style-name="Title">
      <style:text-properties style:font-name="Ubuntu1"/>
    </style:style>
    <style:style style:name="P3" style:family="paragraph" style:parent-style-name="Text_20_body">
      <style:text-properties style:font-name="Ubuntu1" fo:font-size="14pt" officeooo:rsid="00299f2f" officeooo:paragraph-rsid="00299f2f" style:font-size-asian="14pt" style:font-size-complex="14pt"/>
    </style:style>
    <style:style style:name="P4" style:family="paragraph" style:parent-style-name="Text_20_body">
      <style:text-properties officeooo:paragraph-rsid="00228e25"/>
    </style:style>
    <style:style style:name="P5" style:family="paragraph" style:parent-style-name="Text_20_body">
      <style:text-properties officeooo:paragraph-rsid="002563e3"/>
    </style:style>
    <style:style style:name="P6" style:family="paragraph" style:parent-style-name="Text_20_body">
      <style:text-properties fo:font-size="14pt" officeooo:rsid="002bdde8" officeooo:paragraph-rsid="002bdde8" style:font-size-asian="12.25pt" style:font-size-complex="14pt"/>
    </style:style>
    <style:style style:name="P7" style:family="paragraph" style:parent-style-name="Text_20_body">
      <style:text-properties fo:font-size="14pt" officeooo:rsid="002de5b0" officeooo:paragraph-rsid="002de5b0" style:font-size-asian="12.25pt" style:font-size-complex="14pt"/>
    </style:style>
    <style:style style:name="P8" style:family="paragraph" style:parent-style-name="Text_20_body">
      <style:text-properties fo:font-size="14pt" officeooo:rsid="00330605" officeooo:paragraph-rsid="00228e25" style:font-size-asian="12.25pt" style:font-size-complex="14pt"/>
    </style:style>
    <style:style style:name="P9" style:family="paragraph" style:parent-style-name="Text_20_body">
      <style:text-properties fo:font-size="14pt" officeooo:rsid="00330605" officeooo:paragraph-rsid="00330605" style:font-size-asian="12.25pt" style:font-size-complex="14pt"/>
    </style:style>
    <style:style style:name="P10" style:family="paragraph" style:parent-style-name="Text_20_body">
      <style:text-properties fo:font-size="14pt" officeooo:rsid="002e2d6b" officeooo:paragraph-rsid="002e2d6b" style:font-size-asian="14pt" style:font-size-complex="14pt"/>
    </style:style>
    <style:style style:name="P11" style:family="paragraph" style:parent-style-name="Text_20_body">
      <style:text-properties fo:font-size="14pt" officeooo:rsid="002e602e" officeooo:paragraph-rsid="002e602e" style:font-size-asian="14pt" style:font-size-complex="14pt"/>
    </style:style>
    <style:style style:name="P12" style:family="paragraph" style:parent-style-name="Text_20_body">
      <style:text-properties officeooo:rsid="002e2d6b" officeooo:paragraph-rsid="002563e3"/>
    </style:style>
    <style:style style:name="P13" style:family="paragraph" style:parent-style-name="Normal">
      <style:text-properties style:font-name="Ubuntu" fo:font-size="14pt" fo:font-weight="normal" officeooo:rsid="001ccf8f" officeooo:paragraph-rsid="001ccf8f" style:font-weight-asian="normal" style:font-weight-complex="normal"/>
    </style:style>
    <style:style style:name="P14" style:family="paragraph" style:parent-style-name="Normal">
      <style:text-properties officeooo:paragraph-rsid="0016a3b8"/>
    </style:style>
    <style:style style:name="P15" style:family="paragraph" style:parent-style-name="Normal">
      <style:text-properties officeooo:paragraph-rsid="001ccf8f"/>
    </style:style>
    <style:style style:name="P16" style:family="paragraph" style:parent-style-name="Heading_20_1">
      <style:text-properties style:font-name="Ubuntu1" officeooo:rsid="00228e25" officeooo:paragraph-rsid="00228e25"/>
    </style:style>
    <style:style style:name="P17" style:family="paragraph" style:parent-style-name="Heading_20_1">
      <style:text-properties style:font-name="Ubuntu1" officeooo:rsid="002563e3" officeooo:paragraph-rsid="002563e3"/>
    </style:style>
    <style:style style:name="P18" style:family="paragraph" style:parent-style-name="Heading_20_1">
      <style:text-properties style:font-name="Ubuntu1" officeooo:rsid="00265687" officeooo:paragraph-rsid="00265687"/>
    </style:style>
    <style:style style:name="T1" style:family="text">
      <style:text-properties style:font-name="Ubuntu" fo:font-size="14pt" fo:font-weight="normal" officeooo:rsid="001ccf8f" style:font-weight-asian="normal" style:font-weight-complex="normal"/>
    </style:style>
    <style:style style:name="T2" style:family="text">
      <style:text-properties style:font-name="Ubuntu" fo:font-size="14pt" fo:font-style="italic" fo:font-weight="normal" officeooo:rsid="002bdde8" style:font-style-asian="italic" style:font-weight-asian="normal" style:font-style-complex="italic" style:font-weight-complex="normal"/>
    </style:style>
    <style:style style:name="T3" style:family="text">
      <style:text-properties style:font-name="Ubuntu" fo:font-size="14pt" fo:font-style="normal" fo:font-weight="normal" officeooo:rsid="00214db9" style:font-style-asian="normal" style:font-weight-asian="normal" style:font-style-complex="normal" style:font-weight-complex="normal"/>
    </style:style>
    <style:style style:name="T4" style:family="text">
      <style:text-properties style:font-name="Ubuntu" fo:font-size="14pt" fo:font-style="normal" fo:font-weight="normal" officeooo:rsid="001ccf8f" style:font-style-asian="normal" style:font-weight-asian="normal" style:font-style-complex="normal" style:font-weight-complex="normal"/>
    </style:style>
    <style:style style:name="T5" style:family="text">
      <style:text-properties style:font-name="Ubuntu" fo:font-size="14pt" fo:font-style="normal" fo:font-weight="normal" officeooo:rsid="001ee66a" style:font-style-asian="normal" style:font-weight-asian="normal" style:font-style-complex="normal" style:font-weight-complex="normal"/>
    </style:style>
    <style:style style:name="T6" style:family="text">
      <style:text-properties style:font-name="Ubuntu" fo:font-size="14pt" fo:font-style="normal" fo:font-weight="normal" officeooo:rsid="00205563" style:font-style-asian="normal" style:font-weight-asian="normal" style:font-style-complex="normal" style:font-weight-complex="normal"/>
    </style:style>
    <style:style style:name="T7" style:family="text">
      <style:text-properties style:font-name="Ubuntu" fo:font-size="14pt" fo:font-style="normal" fo:font-weight="normal" officeooo:rsid="001e0d40" style:font-style-asian="normal" style:font-weight-asian="normal" style:font-style-complex="normal" style:font-weight-complex="normal"/>
    </style:style>
    <style:style style:name="T8" style:family="text">
      <style:text-properties officeooo:rsid="00228e25"/>
    </style:style>
    <style:style style:name="T9" style:family="text">
      <style:text-properties style:font-name="Ubuntu1"/>
    </style:style>
    <style:style style:name="T10" style:family="text">
      <style:text-properties style:font-name="Ubuntu1" officeooo:rsid="00228e25"/>
    </style:style>
    <style:style style:name="T11" style:family="text">
      <style:text-properties style:font-name="Ubuntu1" officeooo:rsid="002563e3"/>
    </style:style>
    <style:style style:name="T12" style:family="text">
      <style:text-properties style:font-name="Ubuntu1" officeooo:rsid="002d41c0"/>
    </style:style>
    <style:style style:name="T13" style:family="text">
      <style:text-properties style:font-name="Ubuntu1" fo:font-style="italic" style:font-style-asian="italic" style:font-style-complex="italic"/>
    </style:style>
    <style:style style:name="T14" style:family="text">
      <style:text-properties style:font-name="Ubuntu1" fo:font-style="italic" officeooo:rsid="002d41c0" style:font-style-asian="italic" style:font-style-complex="italic"/>
    </style:style>
    <style:style style:name="T15" style:family="text">
      <style:text-properties style:font-name="Ubuntu1" fo:font-style="normal" style:font-style-asian="normal" style:font-style-complex="normal"/>
    </style:style>
    <style:style style:name="T16" style:family="text">
      <style:text-properties style:font-name="Ubuntu1" fo:font-style="normal" officeooo:rsid="002d41c0" style:font-style-asian="normal" style:font-style-complex="normal"/>
    </style:style>
    <style:style style:name="T17" style:family="text">
      <style:text-properties style:font-name="Ubuntu1" fo:font-style="normal" officeooo:rsid="002eaae1" style:font-style-asian="normal" style:font-style-complex="normal"/>
    </style:style>
    <style:style style:name="T18" style:family="text">
      <style:text-properties style:font-name="Ubuntu1" fo:font-style="normal" officeooo:rsid="002fc60e" style:font-style-asian="normal" style:font-style-complex="normal"/>
    </style:style>
    <style:style style:name="T19" style:family="text">
      <style:text-properties style:font-name="Ubuntu1" fo:font-style="normal" officeooo:rsid="0031a6c4" style:font-style-asian="normal" style:font-style-complex="normal"/>
    </style:style>
    <style:style style:name="T20" style:family="text">
      <style:text-properties style:font-name="Ubuntu1" officeooo:rsid="002e602e"/>
    </style:style>
    <style:style style:name="T21" style:family="text">
      <style:text-properties officeooo:rsid="002e2d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<text:span text:style-name="T8">OPOSTA I APROVACIÓ DEL PROJECTE</text:span></text:p>
      <text:p text:style-name="P14"/>
      <text:p text:style-name="P14"/>
      <text:h text:style-name="P16" text:outline-level="1">TÍTOL I DESCRIPCIÓ GENERAL DEL PROJECTE</text:h>
      <text:p text:style-name="P4"><text:span text:style-name="T10"/></text:p>
      <text:p text:style-name="P4"><text:span text:style-name="T10"/></text:p>
      <text:h text:style-name="P18" text:outline-level="1">PARTICIPANTS</text:h>
      <text:p text:style-name="P4"><text:span text:style-name="T10"/></text:p>
      <text:p text:style-name="P3">En <text:span text:style-name="T21">l’elaboració i </text:span>desenvolupament del projecte, l’empresa no figura com a entitat col·laboradora. Per tant, l’únic participant serà l’alumne Antoni Aloy Torrens.</text:p>
      <text:h text:style-name="P16" text:outline-level="1">OBJECTIUS</text:h>
      <text:p text:style-name="P13"/>
      <text:p text:style-name="P15"><text:span text:style-name="T1">L’objectiu principal en el projecte final d’FCT és </text:span><text:span text:style-name="T4">trobar, a partir d’una àrea determinada (la ciutat o poble que </text:span><text:span text:style-name="T5">s’especifiqui</text:span><text:span text:style-name="T4">) o a partir de la localització actual </text:span><text:span text:style-name="T6">del dispositiu</text:span><text:span text:style-name="T4">, </text:span><text:span text:style-name="T7">els restaurants i bars que serveixi </text:span><text:span text:style-name="T2">pa amb oli</text:span><text:span text:style-name="T7">.</text:span></text:p>
      <text:p text:style-name="P15"><text:span text:style-name="T3"/></text:p>
      <text:h text:style-name="P16" text:outline-level="1">JUSTIFICACIÓ</text:h>
      <text:p text:style-name="P8"><text:span text:style-name="T10"/></text:p>
      <text:p text:style-name="P9"><text:span text:style-name="T10">L’</text:span><text:span text:style-name="T9">única informació de restaurants i </text:span><text:span text:style-name="T13">pa amb olis</text:span><text:span text:style-name="T15"> en general només la trobam a fòrums i blogs personals bastant desactualitzats. Per a això, el que pretén aquest projecte és donar a conèixer el </text:span><text:span text:style-name="T13">pa amb oli</text:span><text:span text:style-name="T15"> i promocionar els productes i restaurants que el serveixen.</text:span></text:p>
      <text:h text:style-name="P17" text:outline-level="1">ASPECTES PRINCIPALS QUE ES PRETENEN ABORDAR</text:h>
      <text:p text:style-name="P5"><text:span text:style-name="T11"/></text:p>
      <text:p text:style-name="P6"><text:span text:style-name="T11">E</text:span><text:span text:style-name="T9">n primer lloc, el principal aspecte que es pretén abordar és el mateix que s’ha dit a l’objectiu, com a fonament i funcionalitat bàsica de la pàgina web: a partir d’una localització, trobar llocs on serveixi</text:span><text:span text:style-name="T12">n </text:span><text:span text:style-name="T14">pa amb oli</text:span><text:span text:style-name="T16">.</text:span></text:p>
      <text:p text:style-name="P7"><text:soft-page-break/><text:span text:style-name="T15">A continuació, els restaurants que es puguin trobar a partir de la web podran reservar </text:span><text:span text:style-name="T17">taula</text:span><text:span text:style-name="T15"> (si escau).</text:span></text:p>
      <text:p text:style-name="P7"><text:span text:style-name="T15">A més, es promocionaran tot tipus d’esdeveniments </text:span><text:span text:style-name="T18">i productes </text:span><text:span text:style-name="T15">relacionats amb el </text:span><text:span text:style-name="T13">pa amb oli</text:span><text:span text:style-name="T15"> a partir d’un fòrum de notícies, ja sigui la ruta de pa amb oli, com anar-hi, e</text:span><text:span text:style-name="T19">ntre altres.</text:span></text:p>
      <text:h text:style-name="P17" text:outline-level="1">MEDIS QUE S’UTILITZARAN</text:h>
      <text:p text:style-name="P12"><text:span text:style-name="T11"/></text:p>
      <text:p text:style-name="P10"><text:span text:style-name="T11">P</text:span><text:span text:style-name="T9">er </text:span><text:span text:style-name="T20">el Desenvolupament Web a l’Entorn Servidor, s’utilitzarà el framework de Python, Django.</text:span></text:p>
      <text:p text:style-name="P10"><text:span text:style-name="T20"/></text:p>
      <text:p text:style-name="P11"><text:span text:style-name="T9">Per el Desenvolupament Web a l’Entorn Client, s’utilitzarà el framework de JavaScript, Vuejs.</text:span></text:p>
      <text:p text:style-name="P11"><text:span text:style-name="T9"/></text:p>
      <text:p text:style-name="P11"><text:span text:style-name="T9">Per el Disseny d’Interfícies Web, s’utilitzarà el framework de CSS, Bootstr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family="'Times New Roman'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1" fo:font-size="11pt" officeooo:rsid="0018ec89" officeooo:paragraph-rsid="0018ec89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toni Aloy Torrens – Cicle Formatiu de Grau Superior, Desenvolup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3:25:58.867787746</meta:creation-date>
    <dc:date>2020-03-25T17:19:16.102608300</dc:date>
    <meta:editing-duration>P2DT2H12M12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266" meta:character-count="1682" meta:non-whitespace-character-count="1432"/>
  </office:meta>
</office:document-meta>
</file>